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2" draw:layer="layout" svg:width="25.199cm" svg:height="12.179cm" svg:x="1.4cm" svg:y="4.914cm" presentation:class="subtitle">
          <draw:text-box>
            <text:p>* The olden ways wait/notify</text:p>
            <text:p>* Behold, the future! - the java 5 ways</text:p>
            <text:p>* EJB improvements</text:p>
            <text:p>* Back to the future, lambda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y should I care about the future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Future ble introdusert I java 1.5</text:p>
              </text:list-item>
              <text:list-item>
                <text:p>Abstraksjon for Threads og wait/notify</text:p>
              </text:list-item>
              <text:list-item>
                <text:p>Mindre risiko for feil</text:p>
              </text:list-item>
              <text:list-item>
                <text:p>Brukes generellt med en ExecutorService (feks threadpool)</text:p>
              </text:list-item>
              <text:list-item>
                <text:p>Future er billigere enn thread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y should I care about the future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Future har utviklets</text:p>
              </text:list-item>
              <text:list-item>
                <text:p>Java 6 → CompletionService</text:p>
                <text:list>
                  <text:list-item>
                    <text:p>Legg på ExecutorService og hent fra forskjellige sted</text:p>
                  </text:list-item>
                </text:list>
              </text:list-item>
              <text:list-item>
                <text:p>Java 7 → ForkJoinTasks med complete, kan complete med en verdi (er mutable !Eksempel)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Back to the (completable)future!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Ny I java 8</text:p>
              </text:list-item>
              <text:list-item>
                <text:p>Complete gir immutable future, kan ikke completes flere ganger</text:p>
              </text:list-item>
              <text:list-item>
                <text:p>Kan holde throwables (feks exception)</text:p>
              </text:list-item>
              <text:list-item>
                <text:p>Beste venn med lambdas :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he future is cancelled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ancel(boolean mayInterruptIfRunning)</text:p>
              </text:list-item>
              <text:list-item>
                <text:p>MayInterruptIfRunning</text:p>
                <text:list>
                  <text:list-item>
                    <text:p>True – sends InteruptedException to thread</text:p>
                  </text:list-item>
                  <text:list-item>
                    <text:p>False – Only cancel from executor queu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Large API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~50 Methods</text:p>
              </text:list-item>
              <text:list-item>
                <text:p>3 Versions of most methods</text:p>
                <text:list>
                  <text:list-item>
                    <text:p>...(...) </text:p>
                    <text:list>
                      <text:list-item>
                        <text:p>Sync</text:p>
                      </text:list-item>
                    </text:list>
                  </text:list-item>
                  <text:list-item>
                    <text:p>...Async(...)</text:p>
                    <text:list>
                      <text:list-item>
                        <text:p>Async</text:p>
                      </text:list-item>
                    </text:list>
                  </text:list-item>
                  <text:list-item>
                    <text:p>...Async(..., Executor executor)</text:p>
                    <text:list>
                      <text:list-item>
                        <text:p>Async explicit executor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odo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Join multiple futures</text:p>
              </text:list-item>
              <text:list-item>
                <text:p>Joins and exception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2-06T15:37:10.833070343</meta:creation-date>
    <dc:date>2014-12-09T21:43:01.798901195</dc:date>
    <meta:editing-duration>PT5H49M15S</meta:editing-duration>
    <meta:editing-cycles>10</meta:editing-cycles>
    <meta:generator>LibreOffice/4.2.7.2$Linux_X86_64 LibreOffice_project/420m0$Build-2</meta:generator>
    <meta:document-statistic meta:object-count="49"/>
  </office:meta>
</office:document-meta>
</file>